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rsid="001fbb17" officeooo:paragraph-rsid="001fbb17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bb17" officeooo:paragraph-rsid="001fbb1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fbb17" officeooo:paragraph-rsid="001fbb1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1fbb17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solid" style:text-underline-width="auto" style:text-underline-color="font-color" fo:font-weight="bold" officeooo:rsid="001fbb17" officeooo:paragraph-rsid="001fbb17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20a8f0" officeooo:paragraph-rsid="0020a8f0"/>
    </style:style>
    <style:style style:name="P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1fbb17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fo:language="uk" fo:country="UA" officeooo:paragraph-rsid="001fbb17" style:font-size-asian="12pt" style:font-size-complex="12pt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justify" style:justify-single-word="false" style:writing-mode="lr-tb"/>
      <style:text-properties officeooo:paragraph-rsid="001fbb17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iberation Serif" fo:font-size="12pt" fo:language="uk" fo:country="UA" style:font-size-asian="12pt" style:font-size-complex="12pt"/>
    </style:style>
    <style:style style:name="P14" style:family="paragraph" style:parent-style-name="Standard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1fbb17" officeooo:paragraph-rsid="001fbb17" style:font-size-asian="10.5pt" style:font-weight-asian="normal" style:font-size-complex="12pt" style:font-weight-complex="normal"/>
    </style:style>
    <style:style style:name="P16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20a8f0" officeooo:paragraph-rsid="0020a8f0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20a8f0" officeooo:paragraph-rsid="0020a8f0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none" fo:font-weight="normal" officeooo:rsid="0020a8f0" officeooo:paragraph-rsid="001fbb17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solid" style:text-underline-width="auto" style:text-underline-color="font-color" fo:font-weight="normal" officeooo:rsid="0020a8f0" officeooo:paragraph-rsid="0020a8f0" style:font-size-asian="10.5pt" style:font-weight-asian="normal" style:font-size-complex="12pt" style:font-weight-complex="normal"/>
    </style:style>
    <style:style style:name="P20" style:family="paragraph" style:parent-style-name="Preformatted_20_Text" style:list-style-name="L2">
      <style:paragraph-properties fo:text-align="start" style:justify-single-word="false"/>
      <style:text-properties officeooo:paragraph-rsid="0020a8f0"/>
    </style:style>
    <style:style style:name="P21" style:family="paragraph" style:parent-style-name="Preformatted_20_Text" style:list-style-name="L2">
      <style:paragraph-properties fo:text-align="start" style:justify-single-word="false"/>
      <style:text-properties officeooo:rsid="0020a8f0" officeooo:paragraph-rsid="0020a8f0"/>
    </style:style>
    <style:style style:name="P22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language="uk" fo:country="UA" fo:font-style="normal" style:text-underline-style="none" fo:font-weight="normal" officeooo:rsid="0020a8f0" officeooo:paragraph-rsid="0020a8f0" style:font-size-asian="10.5pt" style:font-style-asian="normal" style:font-weight-asian="normal" style:font-size-complex="12pt" style:font-weight-complex="normal"/>
    </style:style>
    <style:style style:name="P2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center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bb17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text-underline-style="none" fo:font-weight="normal" style:font-size-asian="10pt" style:font-style-asian="normal" style:font-weight-asian="normal" style:font-weight-complex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language="uk" fo:country="UA" fo:font-style="normal" style:text-underline-style="none" fo:font-weight="normal" style:font-size-asian="10pt" style:font-style-asian="normal" style:font-weight-asian="normal" style:font-weight-complex="normal"/>
    </style:style>
    <style:style style:name="T9" style:family="text">
      <style:text-properties fo:color="#9876aa" style:font-name="Liberation Serif" fo:font-size="12pt" fo:language="uk" fo:country="UA" fo:font-style="normal" style:text-underline-style="none" fo:font-weight="normal" officeooo:rsid="0020a8f0" style:font-size-asian="10.5pt" style:font-style-asian="normal" style:font-weight-asian="normal" style:font-size-complex="12pt" style:font-weight-complex="normal"/>
    </style:style>
    <style:style style:name="T1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Liberation Serif" fo:font-size="12pt" fo:language="uk" fo:country="UA" style:text-underline-style="none" fo:font-weight="normal" officeooo:rsid="0020a8f0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language="uk" fo:country="UA" fo:font-weight="normal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language="uk" fo:country="UA" fo:font-weight="normal" officeooo:rsid="0020a8f0" style:font-size-asian="10.5pt" style:font-weight-asian="normal" style:font-size-complex="12pt" style:font-weight-complex="normal"/>
    </style:style>
    <style:style style:name="T16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use-window-font-color="true" style:font-name="Liberation Serif" fo:font-size="12pt" fo:language="uk" fo:country="UA" fo:font-style="normal" style:text-underline-style="none" fo:font-weight="normal" style:font-size-asian="10.5pt" style:font-style-asian="normal" style:font-weight-asian="normal" style:font-size-complex="12pt" style:font-weight-complex="normal"/>
    </style:style>
    <style:style style:name="T18" style:family="text">
      <style:text-properties style:use-window-font-color="true" style:font-name="Liberation Serif" fo:font-size="12pt" fo:language="uk" fo:country="UA" fo:font-style="normal" style:text-underline-style="none" fo:font-weight="normal" officeooo:rsid="0020a8f0" style:font-size-asian="10.5pt" style:font-style-asian="normal" style:font-weight-asian="normal" style:font-size-complex="12pt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marker-end="Arrowheads_20_1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-width="0.139in" draw:marker-end-width="0.139in" draw:fill-color="#ffffff" draw:textarea-horizontal-align="justify" draw:textarea-vertical-align="top" draw:auto-grow-height="false" fo:min-height="1.6917in" fo:min-width="1.80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width="0in" svg:stroke-color="#000000" draw:marker-start-width="0.139in" draw:marker-end-width="0.139in" draw:fill-color="#ffffff" draw:textarea-horizontal-align="justify" draw:textarea-vertical-align="top" draw:auto-grow-height="false" fo:min-height="1.0772in" fo:min-width="1.80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Лабораторна робота №2</text:p>
      <text:p text:style-name="P2">студента групи ІПС-32</text:p>
      <text:p text:style-name="P2">Ліпського Даниїла Олександровича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><text:soft-page-break/></text:p>
      <text:section text:style-name="Sect1" text:name="tw-target">
        <text:section text:style-name="Sect1" text:name="kAz1tf">
          <text:p text:style-name="Standard"/>
          <text:section text:style-name="Sect1" text:name="tw-target-text-container">
            <text:p text:style-name="P11"><text:bookmark text:name="tw-target-text"/>Постановка задачі</text:p>
            <text:p text:style-name="P11"/>
            <text:p text:style-name="P10"><text:tab/>Розробити програму, що забезпечує введення і редагування інформації про об'єкти відповідно до заданої предметної областю <text:span text:style-name="T1">(карта світу)</text:span>. Інформація про об'єкти повинна зберігатися в окремій базі даних. Доступ до даними здійснюється з використанням засобів JDBC<text:span text:style-name="T1">.</text:span></text:p>
            <text:p text:style-name="P12"><text:bookmark text:name="kAz1tf"/></text:p>
            <text:section text:style-name="Sect1" text:name="Section1">
              <text:section text:style-name="Sect1" text:name="Section2">
                <text:section text:style-name="Sect1" text:name="Section3">
                  <text:p text:style-name="P8"><text:span text:style-name="T1">В</text:span>ихідний код програми</text:p>
                  <text:p text:style-name="P9"><text:span text:style-name="T3">package </text:span><text:span text:style-name="T4">com.company</text:span><text:span text:style-name="T2">;</text:span><text:line-break/><text:line-break/><text:span text:style-name="T2">import </text:span><text:span text:style-name="T4">java.sql.*</text:span><text:span text:style-name="T2">;</text:span><text:line-break/><text:line-break/><text:span text:style-name="T2">public class </text:span><text:span text:style-name="T4">Main {</text:span></text:p>
                  <text:p text:style-name="P9"><text:line-break/><text:span text:style-name="T2"> <text:s text:c="3"/>public static void </text:span><text:span text:style-name="T11">main</text:span><text:span text:style-name="T4">(String[] args) </text:span><text:span text:style-name="T2">throws </text:span><text:span text:style-name="T4">SQLException {</text:span><text:line-break/><text:line-break/><text:span text:style-name="T4"> <text:s text:c="7"/>Map map = </text:span><text:span text:style-name="T2">new </text:span><text:span text:style-name="T4">Map(</text:span><text:span text:style-name="T10">"MAP"</text:span><text:span text:style-name="T2">,</text:span><text:span text:style-name="T10">"localhost"</text:span><text:span text:style-name="T2">,</text:span><text:span text:style-name="T12">3306</text:span><text:span text:style-name="T2">,</text:span><text:span text:style-name="T10">"root"</text:span><text:span text:style-name="T2">, </text:span><text:span text:style-name="T10">"Steps.123"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span text:style-name="T2"> <text:s text:c="7"/></text:span><text:span text:style-name="T4">map.showCountries()</text:span><text:span text:style-name="T2">;</text:span><text:line-break/><text:span text:style-name="T2"> <text:s text:c="7"/></text:span><text:span text:style-name="T4">map.showCities(</text:span><text:span text:style-name="T12">1</text:span><text:span text:style-name="T4">)</text:span><text:span text:style-name="T2">;</text:span><text:line-break/><text:span text:style-name="T2"> <text:s text:c="7"/></text:span><text:span text:style-name="T4">map.showCities(</text:span><text:span text:style-name="T12">2</text:span><text:span text:style-name="T4">)</text:span><text:span text:style-name="T2">;</text:span><text:line-break/><text:span text:style-name="T2"> <text:s text:c="7"/></text:span><text:span text:style-name="T4">map.showCities(</text:span><text:span text:style-name="T12">3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span text:style-name="T2"> <text:s text:c="7"/></text:span><text:span text:style-name="T4">map.addCountry(</text:span><text:span text:style-name="T12">1</text:span><text:span text:style-name="T2">, </text:span><text:span text:style-name="T10">"RASHA"</text:span><text:span text:style-name="T4">)</text:span><text:span text:style-name="T2">;</text:span><text:line-break/><text:span text:style-name="T2"> <text:s text:c="7"/></text:span><text:span text:style-name="T4">map.addCountry(</text:span><text:span text:style-name="T12">2</text:span><text:span text:style-name="T2">, </text:span><text:span text:style-name="T10">"USA"</text:span><text:span text:style-name="T4">)</text:span><text:span text:style-name="T2">;</text:span><text:line-break/><text:span text:style-name="T2"> <text:s text:c="7"/></text:span><text:span text:style-name="T4">map.addCountry(</text:span><text:span text:style-name="T12">3</text:span><text:span text:style-name="T2">,</text:span><text:span text:style-name="T10">"Canada"</text:span><text:span text:style-name="T4">)</text:span><text:span text:style-name="T2">;</text:span><text:line-break/><text:line-break/><text:span text:style-name="T2"> <text:s text:c="7"/></text:span><text:span text:style-name="T4">map.showCountries(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span text:style-name="T2"> <text:s text:c="7"/></text:span><text:span text:style-name="T4">map.addCity(</text:span><text:span text:style-name="T12">1</text:span><text:span text:style-name="T2">,</text:span><text:span text:style-name="T12">1</text:span><text:span text:style-name="T2">,</text:span><text:span text:style-name="T10">"MOSCOW"</text:span><text:span text:style-name="T2">,</text:span><text:span text:style-name="T12">11612943</text:span><text:span text:style-name="T2">,</text:span><text:span text:style-name="T12">1</text:span><text:span text:style-name="T4">)</text:span><text:span text:style-name="T2">;</text:span><text:line-break/><text:span text:style-name="T2"> <text:s text:c="7"/></text:span><text:span text:style-name="T4">map.addCity(</text:span><text:span text:style-name="T12">2</text:span><text:span text:style-name="T2">,</text:span><text:span text:style-name="T12">1</text:span><text:span text:style-name="T2">,</text:span><text:span text:style-name="T10">"SOCHI"</text:span><text:span text:style-name="T2">,</text:span><text:span text:style-name="T12">343334</text:span><text:span text:style-name="T2">,</text:span><text:span text:style-name="T12">0</text:span><text:span text:style-name="T4">)</text:span><text:span text:style-name="T2">;</text:span><text:line-break/><text:span text:style-name="T2"> <text:s text:c="7"/></text:span><text:span text:style-name="T4">map.addCity(</text:span><text:span text:style-name="T12">3</text:span><text:span text:style-name="T2">,</text:span><text:span text:style-name="T12">2</text:span><text:span text:style-name="T2">,</text:span><text:span text:style-name="T10">"NEW YORK"</text:span><text:span text:style-name="T2">,</text:span><text:span text:style-name="T12">8363710</text:span><text:span text:style-name="T2">,</text:span><text:span text:style-name="T12">0</text:span><text:span text:style-name="T4">)</text:span><text:span text:style-name="T2">;</text:span><text:line-break/><text:span text:style-name="T2"> <text:s text:c="7"/></text:span><text:span text:style-name="T4">map.addCity(</text:span><text:span text:style-name="T12">4</text:span><text:span text:style-name="T2">,</text:span><text:span text:style-name="T12">2</text:span><text:span text:style-name="T2">,</text:span><text:span text:style-name="T10">"LOS ANGELES"</text:span><text:span text:style-name="T2">,</text:span><text:span text:style-name="T12">56451241</text:span><text:span text:style-name="T2">,</text:span><text:span text:style-name="T12">0</text:span><text:span text:style-name="T4">)</text:span><text:span text:style-name="T2">;</text:span><text:line-break/><text:span text:style-name="T2"> <text:s text:c="7"/></text:span><text:span text:style-name="T4">map.addCity(</text:span><text:span text:style-name="T12">5</text:span><text:span text:style-name="T2">,</text:span><text:span text:style-name="T12">3</text:span><text:span text:style-name="T2">,</text:span><text:span text:style-name="T10">"TORONTO"</text:span><text:span text:style-name="T2">,</text:span><text:span text:style-name="T12">94234710</text:span><text:span text:style-name="T2">,</text:span><text:span text:style-name="T12">1</text:span><text:span text:style-name="T4">)</text:span><text:span text:style-name="T2">;</text:span><text:line-break/><text:line-break/><text:span text:style-name="T2"> <text:s text:c="7"/></text:span><text:span text:style-name="T4">map.showCities(</text:span><text:span text:style-name="T12">1</text:span><text:span text:style-name="T4">)</text:span><text:span text:style-name="T2">;</text:span><text:line-break/><text:span text:style-name="T2"> <text:s text:c="7"/></text:span><text:span text:style-name="T4">map.showCities(</text:span><text:span text:style-name="T12">2</text:span><text:span text:style-name="T4">)</text:span><text:span text:style-name="T2">;</text:span><text:line-break/><text:span text:style-name="T2"> <text:s text:c="7"/></text:span><text:span text:style-name="T4">map.showCities(</text:span><text:span text:style-name="T12">3</text:span><text:span text:style-name="T4">)</text:span><text:span text:style-name="T2">;</text:span><text:line-break/><text:span text:style-name="T2"> <text:s text:c="7"/></text:span><text:span text:style-name="T4">map.showCities(</text:span><text:span text:style-name="T12">4</text:span><text:span text:style-name="T4">)</text:span><text:span text:style-name="T2">;</text:span><text:line-break/><text:span text:style-name="T2"> <text:s text:c="7"/></text:span><text:span text:style-name="T4">map.showCities(</text:span><text:span text:style-name="T12">5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span text:style-name="T2"> <text:s text:c="7"/></text:span><text:span text:style-name="T4">map.changeCountryInfo(</text:span><text:span text:style-name="T12">1</text:span><text:span text:style-name="T2">,</text:span><text:span text:style-name="T10">"Russia"</text:span><text:span text:style-name="T4">)</text:span><text:span text:style-name="T2">;</text:span><text:line-break/><text:span text:style-name="T2"> <text:s text:c="7"/></text:span><text:span text:style-name="T4">map.showCountries()</text:span><text:span text:style-name="T2">;</text:span><text:line-break/><text:line-break/><text:span text:style-name="T2"> <text:s text:c="7"/></text:span><text:span text:style-name="T4">map.changeCityInfo(</text:span><text:span text:style-name="T12">5</text:span><text:span text:style-name="T2">,</text:span><text:span text:style-name="T12">3</text:span><text:span text:style-name="T2">,</text:span><text:span text:style-name="T10">"TORONTO"</text:span><text:span text:style-name="T2">,</text:span><text:span text:style-name="T12">94234710</text:span><text:span text:style-name="T2">,</text:span><text:span text:style-name="T12">0</text:span><text:span text:style-name="T4">)</text:span><text:span text:style-name="T2">;</text:span><text:line-break/><text:span text:style-name="T2"> <text:s text:c="7"/></text:span><text:span text:style-name="T4">map.showCities(</text:span><text:span text:style-name="T12">3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soft-page-break/><text:line-break/><text:span text:style-name="T2"> <text:s text:c="7"/></text:span><text:span text:style-name="T4">map.deleteCity(</text:span><text:span text:style-name="T12">2</text:span><text:span text:style-name="T4">)</text:span><text:span text:style-name="T2">;</text:span><text:line-break/><text:span text:style-name="T2"> <text:s text:c="7"/></text:span><text:span text:style-name="T4">map.deleteCity(</text:span><text:span text:style-name="T12">1</text:span><text:span text:style-name="T4">)</text:span><text:span text:style-name="T2">;</text:span><text:line-break/><text:line-break/><text:span text:style-name="T2"> <text:s text:c="7"/></text:span><text:span text:style-name="T4">map.deleteCountry(</text:span><text:span text:style-name="T12">1</text:span><text:span text:style-name="T4">)</text:span><text:span text:style-name="T2">;</text:span><text:line-break/><text:line-break/><text:span text:style-name="T2"> <text:s text:c="7"/></text:span><text:span text:style-name="T4">map.showCountries()</text:span><text:span text:style-name="T2">;</text:span><text:line-break/><text:span text:style-name="T2"> <text:s text:c="7"/></text:span><text:span text:style-name="T4">map.showCities(</text:span><text:span text:style-name="T12">1</text:span><text:span text:style-name="T4">)</text:span><text:span text:style-name="T2">;</text:span><text:line-break/><text:span text:style-name="T2"> <text:s text:c="7"/></text:span><text:span text:style-name="T4">map.showCities(</text:span><text:span text:style-name="T12">2</text:span><text:span text:style-name="T4">)</text:span><text:span text:style-name="T2">;</text:span><text:line-break/><text:span text:style-name="T2"> <text:s text:c="7"/></text:span><text:span text:style-name="T4">map.showCities(</text:span><text:span text:style-name="T12">3</text:span><text:span text:style-name="T4">)</text:span><text:span text:style-name="T2">;</text:span><text:line-break/><text:span text:style-name="T2"> <text:s text:c="7"/></text:span><text:span text:style-name="T4">map.showCities(</text:span><text:span text:style-name="T12">4</text:span><text:span text:style-name="T4">)</text:span><text:span text:style-name="T2">;</text:span><text:line-break/><text:span text:style-name="T2"> <text:s text:c="7"/></text:span><text:span text:style-name="T4">map.showCities(</text:span><text:span text:style-name="T12">5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span text:style-name="T2"> <text:s text:c="7"/></text:span><text:span text:style-name="T4">map.findCity(</text:span><text:span text:style-name="T12">3</text:span><text:span text:style-name="T4">)</text:span><text:span text:style-name="T2">;</text:span><text:line-break/><text:span text:style-name="T2"> <text:s text:c="7"/></text:span><text:span text:style-name="T4">map.findCountry(</text:span><text:span text:style-name="T12">2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line-break/><text:span text:style-name="T2"> <text:s text:c="7"/></text:span><text:span text:style-name="T4">map.deleteCity(</text:span><text:span text:style-name="T12">3</text:span><text:span text:style-name="T4">)</text:span><text:span text:style-name="T2">;</text:span><text:line-break/><text:span text:style-name="T2"> <text:s text:c="7"/></text:span><text:span text:style-name="T4">map.deleteCity(</text:span><text:span text:style-name="T12">4</text:span><text:span text:style-name="T4">)</text:span><text:span text:style-name="T2">;</text:span><text:line-break/><text:span text:style-name="T2"> <text:s text:c="7"/></text:span><text:span text:style-name="T4">map.deleteCity(</text:span><text:span text:style-name="T12">5</text:span><text:span text:style-name="T4">)</text:span><text:span text:style-name="T2">;</text:span><text:line-break/><text:span text:style-name="T2"> <text:s text:c="7"/></text:span><text:span text:style-name="T4">map.deleteCountry(</text:span><text:span text:style-name="T12">2</text:span><text:span text:style-name="T4">)</text:span><text:span text:style-name="T2">;</text:span><text:line-break/><text:span text:style-name="T2"> <text:s text:c="7"/></text:span><text:span text:style-name="T4">map.deleteCountry(</text:span><text:span text:style-name="T12">3</text:span><text:span text:style-name="T4">)</text:span><text:span text:style-name="T2">;</text:span><text:line-break/><text:line-break/><text:span text:style-name="T2"> <text:s text:c="7"/></text:span><text:span text:style-name="T4">map.showCountries()</text:span><text:span text:style-name="T2">;</text:span><text:line-break/><text:span text:style-name="T2"> <text:s text:c="7"/></text:span><text:span text:style-name="T4">map.showCities(</text:span><text:span text:style-name="T12">1</text:span><text:span text:style-name="T4">)</text:span><text:span text:style-name="T2">;</text:span><text:line-break/><text:span text:style-name="T2"> <text:s text:c="7"/></text:span><text:span text:style-name="T4">map.showCities(</text:span><text:span text:style-name="T12">2</text:span><text:span text:style-name="T4">)</text:span><text:span text:style-name="T2">;</text:span><text:line-break/><text:span text:style-name="T2"> <text:s text:c="7"/></text:span><text:span text:style-name="T4">map.showCities(</text:span><text:span text:style-name="T12">3</text:span><text:span text:style-name="T4">)</text:span><text:span text:style-name="T2">;</text:span><text:line-break/><text:span text:style-name="T2"> <text:s text:c="7"/></text:span><text:span text:style-name="T4">map.showCities(</text:span><text:span text:style-name="T12">4</text:span><text:span text:style-name="T4">)</text:span><text:span text:style-name="T2">;</text:span><text:line-break/><text:span text:style-name="T2"> <text:s text:c="7"/></text:span><text:span text:style-name="T4">map.showCities(</text:span><text:span text:style-name="T12">5</text:span><text:span text:style-name="T4">)</text:span><text:span text:style-name="T2">;</text:span><text:line-break/><text:line-break/><text:span text:style-name="T2"> <text:s text:c="7"/></text:span><text:span text:style-name="T4">System.</text:span><text:span text:style-name="T6">out</text:span><text:span text:style-name="T4">.println(</text:span><text:span text:style-name="T10">"-------------------------------------------"</text:span><text:span text:style-name="T4">)</text:span><text:span text:style-name="T2">;</text:span><text:line-break/><text:line-break/><text:span text:style-name="T2"> <text:s text:c="3"/></text:span><text:span text:style-name="T4">}</text:span><text:line-break/><text:span text:style-name="T4">}</text:span><text:line-break/></text:p>
                  <text:p text:style-name="P14"/>
                </text:section>
              </text:section>
            </text:section>
            <text:p text:style-name="P13"><text:span text:style-name="T2">package </text:span><text:span text:style-name="T4">com.company</text:span><text:span text:style-name="T2">;</text:span><text:line-break/><text:line-break/><text:span text:style-name="T2">import </text:span><text:span text:style-name="T4">java.sql.*</text:span><text:span text:style-name="T2">;</text:span><text:line-break/><text:line-break/><text:span text:style-name="T2">public class </text:span><text:span text:style-name="T4">Map {</text:span><text:line-break/><text:line-break/><text:span text:style-name="T4"> <text:s text:c="3"/></text:span><text:span text:style-name="T2">private <text:s/></text:span><text:span text:style-name="T4">String </text:span><text:span text:style-name="T7">URL </text:span><text:span text:style-name="T4">= </text:span><text:span text:style-name="T10">""</text:span><text:span text:style-name="T2">;</text:span><text:line-break/><text:span text:style-name="T2"> <text:s text:c="3"/>private <text:s/></text:span><text:span text:style-name="T4">String </text:span><text:span text:style-name="T7">USERNAME </text:span><text:span text:style-name="T4">= </text:span><text:span text:style-name="T10">""</text:span><text:span text:style-name="T2">;</text:span><text:line-break/><text:span text:style-name="T2"> <text:s text:c="3"/>private <text:s/></text:span><text:span text:style-name="T4">String </text:span><text:span text:style-name="T7">PASSWORD </text:span><text:span text:style-name="T4">= </text:span><text:span text:style-name="T10">""</text:span><text:span text:style-name="T2">;</text:span><text:line-break/><text:line-break/><text:span text:style-name="T2"> <text:s text:c="3"/>private </text:span><text:span text:style-name="T4">Connection </text:span><text:span text:style-name="T7">connection </text:span><text:span text:style-name="T4">= </text:span><text:span text:style-name="T2">null;</text:span><text:line-break/><text:span text:style-name="T2"> <text:s text:c="3"/>private </text:span><text:span text:style-name="T4">Statement </text:span><text:span text:style-name="T7">statement </text:span><text:span text:style-name="T4">= </text:span><text:span text:style-name="T2">null;</text:span><text:line-break/><text:line-break/><text:span text:style-name="T2"> <text:s text:c="3"/>public </text:span><text:span text:style-name="T11">Map</text:span><text:span text:style-name="T4">(String DBName</text:span><text:span text:style-name="T2">, </text:span><text:span text:style-name="T4">String ip</text:span><text:span text:style-name="T2">, int </text:span><text:span text:style-name="T4">port</text:span><text:span text:style-name="T2">, </text:span><text:span text:style-name="T4">String userName</text:span><text:span text:style-name="T2">, </text:span><text:span text:style-name="T4">String password){</text:span><text:line-break/><text:span text:style-name="T4"> <text:s text:c="7"/></text:span><text:span text:style-name="T7">URL </text:span><text:span text:style-name="T4">= </text:span><text:span text:style-name="T10">"jdbc:mysql://"</text:span><text:span text:style-name="T4">+ ip + </text:span><text:span text:style-name="T10">":" </text:span><text:span text:style-name="T4">+ port + </text:span><text:span text:style-name="T10">"/" </text:span><text:span text:style-name="T4">+ DBName + </text:span><text:span text:style-name="T10">"?serverTimezone=UTC"</text:span><text:span text:style-name="T2">;</text:span><text:line-break/><text:span text:style-name="T2"> <text:s text:c="7"/></text:span><text:span text:style-name="T7">USERNAME </text:span><text:span text:style-name="T4">= userName</text:span><text:span text:style-name="T2">;</text:span><text:line-break/><text:span text:style-name="T2"> <text:s text:c="7"/></text:span><text:span text:style-name="T7">PASSWORD </text:span><text:span text:style-name="T4">= password</text:span><text:span text:style-name="T2">;</text:span><text:line-break/><text:line-break/><text:span text:style-name="T2"> <text:s text:c="7"/>try </text:span><text:span text:style-name="T4">{</text:span><text:line-break/><text:soft-page-break/><text:span text:style-name="T4"> <text:s text:c="11"/>Class.</text:span><text:span text:style-name="T5">forName</text:span><text:span text:style-name="T4">(</text:span><text:span text:style-name="T10">"com.mysql.cj.jdbc.Driver"</text:span><text:span text:style-name="T4">).newInstance()</text:span><text:span text:style-name="T2">;</text:span><text:line-break/><text:span text:style-name="T2"> <text:s text:c="7"/></text:span><text:span text:style-name="T4">} </text:span><text:span text:style-name="T2">catch </text:span><text:span text:style-name="T4">(Instantiation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 </text:span><text:span text:style-name="T2">catch </text:span><text:span text:style-name="T4">(IllegalAccess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 </text:span><text:span text:style-name="T2">catch </text:span><text:span text:style-name="T4">(ClassNotFound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span text:style-name="T4"> <text:s text:c="7"/></text:span><text:span text:style-name="T2">try </text:span><text:span text:style-name="T4">{</text:span><text:line-break/><text:span text:style-name="T4"> <text:s text:c="11"/></text:span><text:span text:style-name="T7">connection </text:span><text:span text:style-name="T4">= DriverManager.</text:span><text:span text:style-name="T5">getConnection</text:span><text:span text:style-name="T4">(</text:span><text:span text:style-name="T7">URL</text:span><text:span text:style-name="T2">, </text:span><text:span text:style-name="T7">USERNAME</text:span><text:span text:style-name="T2">, </text:span><text:span text:style-name="T7">PASSWORD</text:span><text:span text:style-name="T4">)</text:span><text:span text:style-name="T2">;</text:span><text:line-break/><text:span text:style-name="T2"> <text:s text:c="11"/></text:span><text:span text:style-name="T7">statement </text:span><text:span text:style-name="T4">= </text:span><text:span text:style-name="T7">connection</text:span><text:span text:style-name="T4">.createStatement(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e) {</text:span><text:line-break/><text:span text:style-name="T4"> <text:s text:c="11"/>e.printStackTrace()</text:span><text:span text:style-name="T2">;</text:span><text:line-break/><text:span text:style-name="T2"> <text:s text:c="7"/></text:span><text:span text:style-name="T4">}</text:span><text:line-break/><text:line-break/><text:span text:style-name="T4"> <text:s text:c="3"/>}</text:span><text:line-break/><text:line-break/><text:span text:style-name="T16">////////////////////////////////////////////////////////////////////////////////////////////////////////////////////////</text:span><text:line-break/><text:line-break/><text:span text:style-name="T16"> <text:s text:c="3"/></text:span><text:span text:style-name="T2">public boolean </text:span><text:span text:style-name="T11">addCountry</text:span><text:span text:style-name="T4">(</text:span><text:span text:style-name="T2">int </text:span><text:span text:style-name="T4">id</text:span><text:span text:style-name="T2">, </text:span><text:span text:style-name="T4">String name) {</text:span><text:line-break/><text:span text:style-name="T4"> <text:s text:c="7"/>String sql = </text:span><text:span text:style-name="T10">"INSERT INTO COUNTRIES (ID_CO, NAME)" </text:span><text:span text:style-name="T4">+ </text:span><text:span text:style-name="T10">"VALUES ("</text:span><text:span text:style-name="T4">+id+</text:span><text:span text:style-name="T10">", '"</text:span><text:span text:style-name="T4">+name+</text:span><text:span text:style-name="T10">"')"</text:span><text:span text:style-name="T2">;</text:span><text:line-break/><text:line-break/><text:span text:style-name="T2"> <text:s text:c="7"/>try </text:span><text:span text:style-name="T4">{</text:span><text:line-break/><text:span text:style-name="T4"> <text:s text:c="11"/></text:span><text:span text:style-name="T7">statement</text:span><text:span text:style-name="T4">.executeUpdate(sql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[Map::addCountry()] Страна " </text:span><text:span text:style-name="T4">+ name + </text:span><text:span text:style-name="T10">" успешно добавлена!"</text:span><text:span text:style-name="T4">)</text:span><text:span text:style-name="T2">;</text:span><text:line-break/><text:span text:style-name="T2"> <text:s text:c="11"/>return true;</text:span><text:line-break/><text:span text:style-name="T2"> <text:s text:c="7"/></text:span><text:span text:style-name="T4">} </text:span><text:span text:style-name="T2">catch </text:span><text:span text:style-name="T4">(SQLException e) {</text:span><text:line-break/><text:span text:style-name="T4"> <text:s text:c="11"/>System.</text:span><text:span text:style-name="T6">out</text:span><text:span text:style-name="T4">.println(</text:span><text:span text:style-name="T10">"[Map::addCountry()] ОШИБКА! Страна " </text:span><text:span text:style-name="T4">+ name + </text:span><text:span text:style-name="T10">" не добавлена!"</text:span><text:span text:style-name="T4">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 &gt;&gt; "</text:span><text:span text:style-name="T4">+e.getMessage())</text:span><text:span text:style-name="T2">;</text:span><text:line-break/><text:span text:style-name="T2"> <text:s text:c="11"/>return false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2">public boolean </text:span><text:span text:style-name="T11">deleteCountry</text:span><text:span text:style-name="T4">(</text:span><text:span text:style-name="T2">int </text:span><text:span text:style-name="T4">id){</text:span><text:line-break/><text:span text:style-name="T4"> <text:s text:c="7"/>String sql = </text:span><text:span text:style-name="T10">"DELETE FROM COUNTRIES WHERE ID_CO = " </text:span><text:span text:style-name="T4">+ id</text:span><text:span text:style-name="T2">;</text:span><text:line-break/><text:span text:style-name="T2"> <text:s text:c="7"/>try </text:span><text:span text:style-name="T4">{</text:span><text:line-break/><text:span text:style-name="T4"> <text:s text:c="11"/></text:span><text:span text:style-name="T2">int </text:span><text:span text:style-name="T4">c = </text:span><text:span text:style-name="T7">statement</text:span><text:span text:style-name="T4">.executeUpdate(sql)</text:span><text:span text:style-name="T2">;</text:span><text:line-break/><text:line-break/><text:span text:style-name="T2"> <text:s text:c="11"/>if </text:span><text:span text:style-name="T4">(c&gt;</text:span><text:span text:style-name="T12">0</text:span><text:span text:style-name="T4">) {</text:span><text:line-break/><text:span text:style-name="T4"> <text:s text:c="15"/>System.</text:span><text:span text:style-name="T6">out</text:span><text:span text:style-name="T4">.println(</text:span><text:span text:style-name="T10">"[Map::deleteCountry()] Страна с идентификатором " </text:span><text:span text:style-name="T4">+ id +</text:span><text:span text:style-name="T10">" успешно удалена!"</text:span><text:span text:style-name="T4">)</text:span><text:span text:style-name="T2">;</text:span><text:line-break/><text:span text:style-name="T2"> <text:s text:c="15"/>return true;</text:span><text:line-break/><text:span text:style-name="T2"> <text:s text:c="11"/></text:span><text:span text:style-name="T4">} </text:span><text:span text:style-name="T2">else </text:span><text:span text:style-name="T4">{</text:span><text:line-break/><text:span text:style-name="T4"> <text:s text:c="15"/>System.</text:span><text:span text:style-name="T6">out</text:span><text:span text:style-name="T4">.println(</text:span><text:span text:style-name="T10">"[Map::deleteCountry()] Страна с идентификатором " </text:span><text:span text:style-name="T4">+ id +</text:span><text:span text:style-name="T10">" не найдена!"</text:span><text:span text:style-name="T4">)</text:span><text:span text:style-name="T2">;</text:span><text:line-break/><text:span text:style-name="T2"> <text:s text:c="15"/>return false;</text:span><text:line-break/><text:span text:style-name="T2"> <text:s text:c="11"/></text:span><text:span text:style-name="T4">}</text:span><text:line-break/><text:line-break/><text:span text:style-name="T4"> <text:s text:c="7"/>} </text:span><text:span text:style-name="T2">catch </text:span><text:span text:style-name="T4">(SQLException e) {</text:span><text:line-break/><text:span text:style-name="T4"> <text:s text:c="11"/>System.</text:span><text:span text:style-name="T6">out</text:span><text:span text:style-name="T4">.println(</text:span><text:span text:style-name="T10">"[Map::deleteCountry()] ОШИБКА при удалении страны с идентификатором " </text:span><text:span text:style-name="T4">+ id + </text:span><text:span text:style-name="T10">", в этой стране есть города (удалите сначала их)"</text:span><text:span text:style-name="T4">)</text:span><text:span text:style-name="T2">;</text:span><text:line-break/><text:span text:style-name="T16">// <text:s text:c="11"/>System.out.println(" &gt;&gt; " + e.getMessage());</text:span><text:line-break/><text:span text:style-name="T16"> <text:s text:c="11"/></text:span><text:span text:style-name="T2">return false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2">public </text:span><text:span text:style-name="T4">String </text:span><text:span text:style-name="T11">findCountry</text:span><text:span text:style-name="T4">(</text:span><text:span text:style-name="T2">int </text:span><text:span text:style-name="T4">id){</text:span><text:line-break/><text:span text:style-name="T4"> <text:s text:c="7"/>String sql = </text:span><text:span text:style-name="T10">"SELECT ID_CO, NAME FROM COUNTRIES"</text:span><text:span text:style-name="T2">;</text:span><text:line-break/><text:soft-page-break/><text:line-break/><text:span text:style-name="T2"> <text:s text:c="7"/>try </text:span><text:span text:style-name="T4">{</text:span><text:line-break/><text:span text:style-name="T4"> <text:s text:c="11"/>ResultSet rs = </text:span><text:span text:style-name="T7">statement</text:span><text:span text:style-name="T4">.executeQuery(sql)</text:span><text:span text:style-name="T2">;</text:span><text:line-break/><text:span text:style-name="T2"> <text:s text:c="11"/>while </text:span><text:span text:style-name="T4">(rs.next())</text:span><text:line-break/><text:span text:style-name="T4"> <text:s text:c="11"/>{</text:span><text:line-break/><text:span text:style-name="T4"> <text:s text:c="16"/></text:span><text:span text:style-name="T2">int </text:span><text:span text:style-name="T4">idTmp = rs.getInt(</text:span><text:span text:style-name="T10">"ID_CO"</text:span><text:span text:style-name="T4">)</text:span><text:span text:style-name="T2">;</text:span><text:line-break/><text:line-break/><text:span text:style-name="T2"> <text:s text:c="16"/>if </text:span><text:span text:style-name="T4">(idTmp == id) {</text:span><text:line-break/><text:span text:style-name="T4"> <text:s text:c="20"/>String name = rs.getString(</text:span><text:span text:style-name="T10">"NAME"</text:span><text:span text:style-name="T4">)</text:span><text:span text:style-name="T2">;</text:span><text:line-break/><text:span text:style-name="T2"> <text:s text:c="20"/></text:span><text:span text:style-name="T4">System.</text:span><text:span text:style-name="T6">out</text:span><text:span text:style-name="T4">.println(</text:span><text:span text:style-name="T10">"[Map::findCountry()] "</text:span><text:span text:style-name="T4">+ id + </text:span><text:span text:style-name="T10">" - " </text:span><text:span text:style-name="T4">+ name)</text:span><text:span text:style-name="T2">;</text:span><text:line-break/><text:span text:style-name="T2"> <text:s text:c="20"/></text:span><text:span text:style-name="T4">rs.close()</text:span><text:span text:style-name="T2">;</text:span><text:line-break/><text:span text:style-name="T2"> <text:s text:c="20"/>return </text:span><text:span text:style-name="T4">name</text:span><text:span text:style-name="T2">;</text:span><text:line-break/><text:span text:style-name="T2"> <text:s text:c="16"/></text:span><text:span text:style-name="T4">}</text:span><text:line-break/><text:span text:style-name="T4"> <text:s text:c="11"/>}</text:span><text:line-break/><text:span text:style-name="T4"> <text:s text:c="11"/>rs.close(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throwables) {</text:span><text:line-break/><text:span text:style-name="T4"> <text:s text:c="11"/>throwables.printStackTrace()</text:span><text:span text:style-name="T2">;</text:span><text:line-break/><text:span text:style-name="T2"> <text:s text:c="7"/></text:span><text:span text:style-name="T4">}</text:span><text:line-break/><text:span text:style-name="T4"> <text:s text:c="7"/></text:span><text:span text:style-name="T2">return </text:span><text:span text:style-name="T10">""</text:span><text:span text:style-name="T2">;</text:span><text:line-break/><text:span text:style-name="T2"> <text:s text:c="3"/></text:span><text:span text:style-name="T4">}</text:span><text:line-break/><text:line-break/><text:span text:style-name="T4"> <text:s text:c="3"/></text:span><text:span text:style-name="T2">public void </text:span><text:span text:style-name="T11">changeCountryInfo</text:span><text:span text:style-name="T4">(</text:span><text:span text:style-name="T2">int </text:span><text:span text:style-name="T4">id</text:span><text:span text:style-name="T2">, </text:span><text:span text:style-name="T4">String name){</text:span><text:line-break/><text:span text:style-name="T4"> <text:s text:c="7"/>System.</text:span><text:span text:style-name="T6">out</text:span><text:span text:style-name="T4">.println(</text:span><text:span text:style-name="T10">"[Map::changeCountryInfo()]"</text:span><text:span text:style-name="T4">)</text:span><text:span text:style-name="T2">;</text:span><text:line-break/><text:line-break/><text:span text:style-name="T2"> <text:s text:c="7"/></text:span><text:span text:style-name="T4">String sql1 = </text:span><text:span text:style-name="T10">"UPDATE COUNTRIES SET NAME = '"</text:span><text:span text:style-name="T4">+name+</text:span><text:span text:style-name="T10">"' WHERE ID_CO = '" </text:span><text:span text:style-name="T4">+ id + </text:span><text:span text:style-name="T10">"'"</text:span><text:span text:style-name="T2">;</text:span><text:line-break/><text:span text:style-name="T2"> <text:s text:c="7"/>try </text:span><text:span text:style-name="T4">{</text:span><text:line-break/><text:span text:style-name="T4"> <text:s text:c="11"/></text:span><text:span text:style-name="T7">statement</text:span><text:span text:style-name="T4">.executeUpdate(sql1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throwables) {</text:span><text:line-break/><text:span text:style-name="T4"> <text:s text:c="11"/>throwables.printStackTrace()</text:span><text:span text:style-name="T2">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2">public void </text:span><text:span text:style-name="T11">showCountries</text:span><text:span text:style-name="T4">() {</text:span><text:line-break/><text:span text:style-name="T4"> <text:s text:c="7"/>String sql = </text:span><text:span text:style-name="T10">"SELECT ID_CO, NAME FROM COUNTRIES"</text:span><text:span text:style-name="T2">;</text:span><text:line-break/><text:span text:style-name="T2"> <text:s text:c="7"/>try</text:span><text:line-break/><text:span text:style-name="T2"> <text:s text:c="7"/></text:span><text:span text:style-name="T4">{</text:span><text:line-break/><text:span text:style-name="T4"> <text:s text:c="11"/>ResultSet rs = </text:span><text:span text:style-name="T7">statement</text:span><text:span text:style-name="T4">.executeQuery(sql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[Map::showCountries()] СПИСОК СТРАН:"</text:span><text:span text:style-name="T4">)</text:span><text:span text:style-name="T2">;</text:span><text:line-break/><text:span text:style-name="T2"> <text:s text:c="11"/>while </text:span><text:span text:style-name="T4">(rs.next())</text:span><text:line-break/><text:span text:style-name="T4"> <text:s text:c="11"/>{</text:span><text:line-break/><text:span text:style-name="T4"> <text:s text:c="15"/></text:span><text:span text:style-name="T2">int </text:span><text:span text:style-name="T4">id = rs.getInt(</text:span><text:span text:style-name="T10">"ID_CO"</text:span><text:span text:style-name="T4">)</text:span><text:span text:style-name="T2">;</text:span><text:line-break/><text:span text:style-name="T2"> <text:s text:c="15"/></text:span><text:span text:style-name="T4">String name = rs.getString(</text:span><text:span text:style-name="T10">"NAME"</text:span><text:span text:style-name="T4">)</text:span><text:span text:style-name="T2">;</text:span><text:line-break/><text:span text:style-name="T2"> <text:s text:c="15"/></text:span><text:span text:style-name="T4">System.</text:span><text:span text:style-name="T6">out</text:span><text:span text:style-name="T4">.println(</text:span><text:span text:style-name="T10">" &gt;&gt; "</text:span><text:span text:style-name="T4">+ id + </text:span><text:span text:style-name="T10">" - " </text:span><text:span text:style-name="T4">+ name)</text:span><text:span text:style-name="T2">;</text:span><text:line-break/><text:span text:style-name="T2"> <text:s text:c="11"/></text:span><text:span text:style-name="T4">}</text:span><text:line-break/><text:span text:style-name="T4"> <text:s text:c="11"/>rs.close(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e)</text:span><text:line-break/><text:span text:style-name="T4"> <text:s text:c="7"/>{</text:span><text:line-break/><text:span text:style-name="T4"> <text:s text:c="11"/>System.</text:span><text:span text:style-name="T6">out</text:span><text:span text:style-name="T4">.println(</text:span><text:span text:style-name="T10">"[Map::showCountries()] ОШИБКА при получении списка стран"</text:span><text:span text:style-name="T4">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 &gt;&gt; "</text:span><text:span text:style-name="T4">+e.getMessage())</text:span><text:span text:style-name="T2">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16">////////////////////////////////////////////////////////////////////////////////////////////////////////////////////////</text:span><text:line-break/><text:line-break/><text:span text:style-name="T16"> <text:s text:c="3"/></text:span><text:span text:style-name="T2">public boolean </text:span><text:span text:style-name="T11">addCity</text:span><text:span text:style-name="T4">(</text:span><text:span text:style-name="T2">int </text:span><text:span text:style-name="T4">idCity</text:span><text:span text:style-name="T2">, int </text:span><text:span text:style-name="T4">idCountry</text:span><text:span text:style-name="T2">, </text:span><text:span text:style-name="T4">String name</text:span><text:span text:style-name="T2">, int </text:span><text:span text:style-name="T4">count</text:span><text:span text:style-name="T2">, int </text:span><text:span text:style-name="T4">isCapital) {</text:span><text:line-break/><text:span text:style-name="T4"> <text:s text:c="7"/>String sql = </text:span><text:span text:style-name="T10">"INSERT INTO CITIES (ID_CI, ID_CO, NAME, COUNT, ISCAPITAL)" </text:span><text:span text:style-name="T4">+ </text:span><text:span text:style-name="T10">"VALUES ("</text:span><text:span text:style-name="T4">+idCity+</text:span><text:span text:style-name="T10">","</text:span><text:span text:style-name="T4">+idCountry+</text:span><text:span text:style-name="T10">", '"</text:span><text:span text:style-name="T4">+name+</text:span><text:span text:style-name="T10">"',"</text:span><text:span text:style-name="T4">+count+</text:span><text:span text:style-name="T10">","</text:span><text:span text:style-name="T4">+isCapital+</text:span><text:span text:style-name="T10">")"</text:span><text:span text:style-name="T2">;</text:span><text:line-break/><text:line-break/><text:span text:style-name="T2"> <text:s text:c="7"/>try </text:span><text:span text:style-name="T4">{</text:span><text:line-break/><text:span text:style-name="T4"> <text:s text:c="11"/></text:span><text:span text:style-name="T7">statement</text:span><text:span text:style-name="T4">.executeUpdate(sql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[Map::addCountry()] Страна " </text:span><text:span text:style-name="T4">+ name + </text:span><text:span text:style-name="T10">" успешно добавлена!"</text:span><text:span text:style-name="T4">)</text:span><text:span text:style-name="T2">;</text:span><text:line-break/><text:soft-page-break/><text:span text:style-name="T2"> <text:s text:c="11"/>return true;</text:span><text:line-break/><text:span text:style-name="T2"> <text:s text:c="7"/></text:span><text:span text:style-name="T4">} </text:span><text:span text:style-name="T2">catch </text:span><text:span text:style-name="T4">(SQLException e) {</text:span><text:line-break/><text:span text:style-name="T4"> <text:s text:c="11"/>System.</text:span><text:span text:style-name="T6">out</text:span><text:span text:style-name="T4">.println(</text:span><text:span text:style-name="T10">"[Map::addCountry()] ОШИБКА! Страна " </text:span><text:span text:style-name="T4">+ name + </text:span><text:span text:style-name="T10">" не добавлена!"</text:span><text:span text:style-name="T4">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 &gt;&gt; " </text:span><text:span text:style-name="T4">+ e.getMessage())</text:span><text:span text:style-name="T2">;</text:span><text:line-break/><text:span text:style-name="T2"> <text:s text:c="11"/>return false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2">public boolean </text:span><text:span text:style-name="T11">deleteCity</text:span><text:span text:style-name="T4">(</text:span><text:span text:style-name="T2">int </text:span><text:span text:style-name="T4">id){</text:span><text:line-break/><text:span text:style-name="T4"> <text:s text:c="7"/>String sql = </text:span><text:span text:style-name="T10">"DELETE FROM CITIES WHERE ID_CI = " </text:span><text:span text:style-name="T4">+ id</text:span><text:span text:style-name="T2">;</text:span><text:line-break/><text:span text:style-name="T2"> <text:s text:c="7"/>try </text:span><text:span text:style-name="T4">{</text:span><text:line-break/><text:span text:style-name="T4"> <text:s text:c="11"/></text:span><text:span text:style-name="T2">int </text:span><text:span text:style-name="T4">c = </text:span><text:span text:style-name="T7">statement</text:span><text:span text:style-name="T4">.executeUpdate(sql)</text:span><text:span text:style-name="T2">;</text:span><text:line-break/><text:line-break/><text:span text:style-name="T2"> <text:s text:c="11"/>if </text:span><text:span text:style-name="T4">(c&gt;</text:span><text:span text:style-name="T12">0</text:span><text:span text:style-name="T4">) {</text:span><text:line-break/><text:span text:style-name="T4"> <text:s text:c="15"/>System.</text:span><text:span text:style-name="T6">out</text:span><text:span text:style-name="T4">.println(</text:span><text:span text:style-name="T10">"[Map::deleteCity()] Город с идентификатором " </text:span><text:span text:style-name="T4">+ id +</text:span><text:span text:style-name="T10">" успешно удалена!"</text:span><text:span text:style-name="T4">)</text:span><text:span text:style-name="T2">;</text:span><text:line-break/><text:span text:style-name="T2"> <text:s text:c="15"/>return true;</text:span><text:line-break/><text:span text:style-name="T2"> <text:s text:c="11"/></text:span><text:span text:style-name="T4">} </text:span><text:span text:style-name="T2">else </text:span><text:span text:style-name="T4">{</text:span><text:line-break/><text:span text:style-name="T4"> <text:s text:c="15"/>System.</text:span><text:span text:style-name="T6">out</text:span><text:span text:style-name="T4">.println(</text:span><text:span text:style-name="T10">"[Map::deleteCity()] Город с идентификатором " </text:span><text:span text:style-name="T4">+ id +</text:span><text:span text:style-name="T10">" не найдена!"</text:span><text:span text:style-name="T4">)</text:span><text:span text:style-name="T2">;</text:span><text:line-break/><text:span text:style-name="T2"> <text:s text:c="15"/>return false;</text:span><text:line-break/><text:span text:style-name="T2"> <text:s text:c="11"/></text:span><text:span text:style-name="T4">}</text:span><text:line-break/><text:line-break/><text:span text:style-name="T4"> <text:s text:c="7"/>} </text:span><text:span text:style-name="T2">catch </text:span><text:span text:style-name="T4">(SQLException e) {</text:span><text:line-break/><text:span text:style-name="T4"> <text:s text:c="11"/>System.</text:span><text:span text:style-name="T6">out</text:span><text:span text:style-name="T4">.println(</text:span><text:span text:style-name="T10">"[Map::deleteCity()] ОШИБКА при удалении города с идентификатором " </text:span><text:span text:style-name="T4">+ id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 &gt;&gt; " </text:span><text:span text:style-name="T4">+ e.getMessage())</text:span><text:span text:style-name="T2">;</text:span><text:line-break/><text:span text:style-name="T2"> <text:s text:c="11"/>return false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2">public </text:span><text:span text:style-name="T4">String </text:span><text:span text:style-name="T11">findCity</text:span><text:span text:style-name="T4">(</text:span><text:span text:style-name="T2">int </text:span><text:span text:style-name="T4">id){</text:span><text:line-break/><text:span text:style-name="T4"> <text:s text:c="7"/>String sql = </text:span><text:span text:style-name="T10">"SELECT ID_CI, NAME FROM CITIES"</text:span><text:span text:style-name="T2">;</text:span><text:line-break/><text:line-break/><text:span text:style-name="T2"> <text:s text:c="7"/>try </text:span><text:span text:style-name="T4">{</text:span><text:line-break/><text:span text:style-name="T4"> <text:s text:c="11"/>ResultSet rs = </text:span><text:span text:style-name="T7">statement</text:span><text:span text:style-name="T4">.executeQuery(sql)</text:span><text:span text:style-name="T2">;</text:span><text:line-break/><text:span text:style-name="T2"> <text:s text:c="11"/>while </text:span><text:span text:style-name="T4">(rs.next())</text:span><text:line-break/><text:span text:style-name="T4"> <text:s text:c="11"/>{</text:span><text:line-break/><text:span text:style-name="T4"> <text:s text:c="15"/></text:span><text:span text:style-name="T2">int </text:span><text:span text:style-name="T4">idTmp = rs.getInt(</text:span><text:span text:style-name="T10">"ID_CI"</text:span><text:span text:style-name="T4">)</text:span><text:span text:style-name="T2">;</text:span><text:line-break/><text:line-break/><text:span text:style-name="T2"> <text:s text:c="15"/>if </text:span><text:span text:style-name="T4">(idTmp == id) {</text:span><text:line-break/><text:span text:style-name="T4"> <text:s text:c="19"/>String name = rs.getString(</text:span><text:span text:style-name="T10">"NAME"</text:span><text:span text:style-name="T4">)</text:span><text:span text:style-name="T2">;</text:span><text:line-break/><text:span text:style-name="T2"> <text:s text:c="19"/></text:span><text:span text:style-name="T4">System.</text:span><text:span text:style-name="T6">out</text:span><text:span text:style-name="T4">.println(</text:span><text:span text:style-name="T10">"[Map::findCity()] "</text:span><text:span text:style-name="T4">+ id + </text:span><text:span text:style-name="T10">" - " </text:span><text:span text:style-name="T4">+ name)</text:span><text:span text:style-name="T2">;</text:span><text:line-break/><text:span text:style-name="T2"> <text:s text:c="19"/></text:span><text:span text:style-name="T4">rs.close()</text:span><text:span text:style-name="T2">;</text:span><text:line-break/><text:span text:style-name="T2"> <text:s text:c="19"/>return </text:span><text:span text:style-name="T4">name</text:span><text:span text:style-name="T2">;</text:span><text:line-break/><text:span text:style-name="T2"> <text:s text:c="15"/></text:span><text:span text:style-name="T4">}</text:span><text:line-break/><text:span text:style-name="T4"> <text:s text:c="11"/>}</text:span><text:line-break/><text:span text:style-name="T4"> <text:s text:c="11"/>rs.close(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throwables) {</text:span><text:line-break/><text:span text:style-name="T4"> <text:s text:c="11"/>throwables.printStackTrace()</text:span><text:span text:style-name="T2">;</text:span><text:line-break/><text:span text:style-name="T2"> <text:s text:c="7"/></text:span><text:span text:style-name="T4">}</text:span><text:line-break/><text:span text:style-name="T4"> <text:s text:c="7"/></text:span><text:span text:style-name="T2">return </text:span><text:span text:style-name="T10">""</text:span><text:span text:style-name="T2">;</text:span><text:line-break/><text:span text:style-name="T2"> <text:s text:c="3"/></text:span><text:span text:style-name="T4">}</text:span><text:line-break/><text:line-break/><text:span text:style-name="T4"> <text:s text:c="3"/></text:span><text:span text:style-name="T2">public void </text:span><text:span text:style-name="T11">changeCityInfo</text:span><text:span text:style-name="T4">(</text:span><text:span text:style-name="T2">int </text:span><text:span text:style-name="T4">idCity</text:span><text:span text:style-name="T2">,int </text:span><text:span text:style-name="T4">idCountry</text:span><text:span text:style-name="T2">, </text:span><text:span text:style-name="T4">String name</text:span><text:span text:style-name="T2">, int </text:span><text:span text:style-name="T4">count</text:span><text:span text:style-name="T2">, int </text:span><text:span text:style-name="T4">isCapital){</text:span><text:line-break/><text:span text:style-name="T4"> <text:s text:c="7"/>System.</text:span><text:span text:style-name="T6">out</text:span><text:span text:style-name="T4">.println(</text:span><text:span text:style-name="T10">"[Map::changeCountryInfo()]"</text:span><text:span text:style-name="T4">)</text:span><text:span text:style-name="T2">;</text:span><text:line-break/><text:line-break/><text:span text:style-name="T2"> <text:s text:c="7"/></text:span><text:span text:style-name="T4">String sql1 = </text:span><text:span text:style-name="T10">"UPDATE CITIES SET NAME = '"</text:span><text:span text:style-name="T4">+name+</text:span><text:span text:style-name="T10">"' WHERE ID_CI = '" </text:span><text:span text:style-name="T4">+ idCity + </text:span><text:span text:style-name="T10">"'"</text:span><text:span text:style-name="T2">;</text:span><text:line-break/><text:span text:style-name="T2"> <text:s text:c="7"/></text:span><text:span text:style-name="T4">String sql2 = </text:span><text:span text:style-name="T10">"UPDATE CITIES SET ID_CO = '"</text:span><text:span text:style-name="T4">+idCountry+</text:span><text:span text:style-name="T10">"' WHERE ID_CI = '" </text:span><text:span text:style-name="T4">+ idCity + </text:span><text:span text:style-name="T10">"'"</text:span><text:span text:style-name="T2">;</text:span><text:line-break/><text:soft-page-break/><text:span text:style-name="T2"> <text:s text:c="7"/></text:span><text:span text:style-name="T4">String sql3 = </text:span><text:span text:style-name="T10">"UPDATE CITIES SET COUNT = '"</text:span><text:span text:style-name="T4">+count+</text:span><text:span text:style-name="T10">"' WHERE ID_CI = '" </text:span><text:span text:style-name="T4">+ idCity + </text:span><text:span text:style-name="T10">"'"</text:span><text:span text:style-name="T2">;</text:span><text:line-break/><text:span text:style-name="T2"> <text:s text:c="7"/></text:span><text:span text:style-name="T4">String sql4 = </text:span><text:span text:style-name="T10">"UPDATE CITIES SET ISCAPITAL = '"</text:span><text:span text:style-name="T4">+isCapital+</text:span><text:span text:style-name="T10">"' WHERE ID_CI = '" </text:span><text:span text:style-name="T4">+ idCity + </text:span><text:span text:style-name="T10">"'"</text:span><text:span text:style-name="T2">;</text:span><text:line-break/><text:span text:style-name="T2"> <text:s text:c="7"/>try </text:span><text:span text:style-name="T4">{</text:span><text:line-break/><text:span text:style-name="T4"> <text:s text:c="11"/></text:span><text:span text:style-name="T7">statement</text:span><text:span text:style-name="T4">.executeUpdate(sql1)</text:span><text:span text:style-name="T2">;</text:span><text:line-break/><text:span text:style-name="T2"> <text:s text:c="11"/></text:span><text:span text:style-name="T7">statement</text:span><text:span text:style-name="T4">.executeUpdate(sql2)</text:span><text:span text:style-name="T2">;</text:span><text:line-break/><text:span text:style-name="T2"> <text:s text:c="11"/></text:span><text:span text:style-name="T7">statement</text:span><text:span text:style-name="T4">.executeUpdate(sql3)</text:span><text:span text:style-name="T2">;</text:span><text:line-break/><text:span text:style-name="T2"> <text:s text:c="11"/></text:span><text:span text:style-name="T7">statement</text:span><text:span text:style-name="T4">.executeUpdate(sql4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throwables) {</text:span><text:line-break/><text:span text:style-name="T4"> <text:s text:c="11"/>throwables.printStackTrace()</text:span><text:span text:style-name="T2">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2">public void </text:span><text:span text:style-name="T11">showCities</text:span><text:span text:style-name="T4">(</text:span><text:span text:style-name="T2">int </text:span><text:span text:style-name="T4">idCountry){</text:span><text:line-break/><text:span text:style-name="T4"> <text:s text:c="7"/>String sql = </text:span><text:span text:style-name="T10">"SELECT ID_CI, ID_CO, NAME, COUNT, ISCAPITAL FROM CITIES"</text:span><text:span text:style-name="T2">;</text:span><text:line-break/><text:span text:style-name="T2"> <text:s text:c="7"/>try</text:span><text:line-break/><text:span text:style-name="T2"> <text:s text:c="7"/></text:span><text:span text:style-name="T4">{</text:span><text:line-break/><text:span text:style-name="T4"> <text:s text:c="11"/>ResultSet rs = </text:span><text:span text:style-name="T7">statement</text:span><text:span text:style-name="T4">.executeQuery(sql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[Map::showCities()] СПИСОК ГОРОДОВ " </text:span><text:span text:style-name="T4">+ </text:span><text:span text:style-name="T10">" :"</text:span><text:span text:style-name="T4">)</text:span><text:span text:style-name="T2">;</text:span><text:line-break/><text:span text:style-name="T2"> <text:s text:c="11"/>while </text:span><text:span text:style-name="T4">(rs.next())</text:span><text:line-break/><text:span text:style-name="T4"> <text:s text:c="11"/>{</text:span><text:line-break/><text:span text:style-name="T4"> <text:s text:c="15"/></text:span><text:span text:style-name="T2">int </text:span><text:span text:style-name="T4">idCity = rs.getInt(</text:span><text:span text:style-name="T10">"ID_CI"</text:span><text:span text:style-name="T4">)</text:span><text:span text:style-name="T2">;</text:span><text:line-break/><text:span text:style-name="T2"> <text:s text:c="15"/>int </text:span><text:span text:style-name="T4">idCountryTmp = rs.getInt(</text:span><text:span text:style-name="T10">"ID_CO"</text:span><text:span text:style-name="T4">)</text:span><text:span text:style-name="T2">;</text:span><text:line-break/><text:span text:style-name="T2"> <text:s text:c="15"/></text:span><text:span text:style-name="T4">String nameCity = rs.getString(</text:span><text:span text:style-name="T10">"NAME"</text:span><text:span text:style-name="T4">)</text:span><text:span text:style-name="T2">;</text:span><text:line-break/><text:span text:style-name="T2"> <text:s text:c="15"/></text:span><text:span text:style-name="T4">Integer count = rs.getInt(</text:span><text:span text:style-name="T10">"COUNT"</text:span><text:span text:style-name="T4">)</text:span><text:span text:style-name="T2">;</text:span><text:line-break/><text:span text:style-name="T2"> <text:s text:c="15"/></text:span><text:span text:style-name="T4">Boolean isCapital = (rs.getInt(</text:span><text:span text:style-name="T10">"ISCAPITAL"</text:span><text:span text:style-name="T4">) == </text:span><text:span text:style-name="T12">1 </text:span><text:span text:style-name="T4">? </text:span><text:span text:style-name="T2">true </text:span><text:span text:style-name="T4">: </text:span><text:span text:style-name="T2">false</text:span><text:span text:style-name="T4">)</text:span><text:span text:style-name="T2">;</text:span><text:line-break/><text:line-break/><text:span text:style-name="T2"> <text:s text:c="15"/>if </text:span><text:span text:style-name="T4">(idCountry == idCountryTmp)</text:span><text:line-break/><text:span text:style-name="T4"> <text:s text:c="15"/>System.</text:span><text:span text:style-name="T6">out</text:span><text:span text:style-name="T4">.println(</text:span><text:span text:style-name="T10">"idCity: " </text:span><text:span text:style-name="T4">+ idCity + </text:span><text:span text:style-name="T10">" <text:s/>idCountry:" </text:span><text:span text:style-name="T4">+ idCountryTmp + </text:span><text:span text:style-name="T10">" <text:s text:c="2"/>nameCity:" </text:span><text:span text:style-name="T4">+ nameCity + </text:span><text:span text:style-name="T10">" <text:s text:c="2"/>count:" </text:span><text:span text:style-name="T4">+ count + </text:span><text:span text:style-name="T10">" <text:s text:c="2"/>isCapital:" <text:s/></text:span><text:span text:style-name="T4">+ isCapital)</text:span><text:span text:style-name="T2">;</text:span><text:line-break/><text:span text:style-name="T2"> <text:s text:c="11"/></text:span><text:span text:style-name="T4">}</text:span><text:line-break/><text:line-break/><text:span text:style-name="T4"> <text:s text:c="11"/>rs.close()</text:span><text:span text:style-name="T2">;</text:span><text:line-break/><text:span text:style-name="T2"> <text:s text:c="7"/></text:span><text:span text:style-name="T4">} </text:span><text:span text:style-name="T2">catch </text:span><text:span text:style-name="T4">(SQLException e)</text:span><text:line-break/><text:span text:style-name="T4"> <text:s text:c="7"/>{</text:span><text:line-break/><text:span text:style-name="T4"> <text:s text:c="11"/>System.</text:span><text:span text:style-name="T6">out</text:span><text:span text:style-name="T4">.println(</text:span><text:span text:style-name="T10">"[Map::showCities()] ОШИБКА при получении списка городов"</text:span><text:span text:style-name="T4">)</text:span><text:span text:style-name="T2">;</text:span><text:line-break/><text:span text:style-name="T2"> <text:s text:c="11"/></text:span><text:span text:style-name="T4">System.</text:span><text:span text:style-name="T6">out</text:span><text:span text:style-name="T4">.println(</text:span><text:span text:style-name="T10">" &gt;&gt; "</text:span><text:span text:style-name="T4">+e.getMessage())</text:span><text:span text:style-name="T2">;</text:span><text:line-break/><text:span text:style-name="T2"> <text:s text:c="7"/></text:span><text:span text:style-name="T4">}</text:span><text:line-break/><text:span text:style-name="T4"> <text:s text:c="3"/>}</text:span><text:line-break/><text:line-break/><text:span text:style-name="T16">////////////////////////////////////////////////////////////////////////////////////////////////////////////////////////</text:span><text:line-break/><text:line-break/><text:span text:style-name="T4">}</text:span><text:line-break/></text:p>
          </text:section>
        </text:section>
      </text:section>
      <text:p text:style-name="P6">Опис програми</text:p>
      <text:p text:style-name="P15"/>
      <text:p text:style-name="P19">Class Main </text:p>
      <text:list xml:id="list3216840277" text:style-name="L1">
        <text:list-item>
          <text:p text:style-name="P16">Метод main: заданий сценарій в якому представлена робота всіх потрібних методів.</text:p>
        </text:list-item>
      </text:list>
      <text:p text:style-name="P17"/>
      <text:p text:style-name="P7"><text:span text:style-name="T15">C</text:span><text:span text:style-name="T14">lass Map</text:span></text:p>
      <text:list xml:id="list2766424945" text:style-name="L2">
        <text:list-item>
          <text:p text:style-name="P20"><text:span text:style-name="T13">Конструктор Map: приєднуемося до БД та оголошуемо зміну </text:span><text:span text:style-name="T8">statement</text:span><text:span text:style-name="T9"> </text:span><text:span text:style-name="T18">для створення sql запросів у наступних методах.</text:span></text:p>
        </text:list-item>
        <text:list-item>
          <text:p text:style-name="P21"><text:span text:style-name="T18">В</text:span><text:span text:style-name="T17">сі інші методи використвують відповідний sql запрос для виконання своєї роботи</text:span></text:p>
          <text:p text:style-name="P22"/>
        </text:list-item>
      </text:list>
      <text:p text:style-name="P18"><text:tab/></text:p>
      <text:p text:style-name="P18"/>
      <text:p text:style-name="P18"/>
      <text:p text:style-name="P18"/>
      <text:p text:style-name="P5"><text:bookmark text:name="kAz1tf1"/><text:soft-page-break/></text:p>
      <text:section text:style-name="Sect1" text:name="Section4">
        <text:section text:style-name="Sect1" text:name="Section5">
          <text:section text:style-name="Sect1" text:name="Section6">
            <text:p text:style-name="P8"><text:bookmark text:name="tw-target-text3"/><text:bookmark text:name="tw-target-text-container"/>ER-модель бази даних</text:p>
          </text:section>
        </text:section>
      </text:section>
      <text:p text:style-name="P18"><draw:custom-shape text:anchor-type="paragraph" draw:z-index="0" draw:name="Shape1" draw:style-name="gr4" draw:text-style-name="P27" svg:width="1.8024in" svg:height="1.0776in" svg:x="-0.2681in" svg:y="-0.028in"><text:p text:style-name="P26"><text:s/></text:p><text:p text:style-name="P26"><text:s/>КРАЇНА</text:p><text:p text:style-name="P26"><text:s/></text:p><text:p text:style-name="P26"><text:s/>Код</text:p><text:p text:style-name="P26"><text:s/>Назва</text:p><draw:enhanced-geometry svg:viewBox="0 0 21600 21600" draw:type="rectangle" draw:enhanced-path="M 0 0 L 21600 0 21600 21600 0 21600 0 0 Z N"/></draw:custom-shape><draw:custom-shape text:anchor-type="paragraph" draw:z-index="1" draw:name="Shape1" draw:style-name="gr3" draw:text-style-name="P27" svg:width="1.8024in" svg:height="1.6921in" svg:x="4.8154in" svg:y="-0.0484in"><text:p text:style-name="P26"><text:s/></text:p><text:p text:style-name="P26"><text:s/>Місто</text:p><text:p text:style-name="P26"><text:s/></text:p><text:p text:style-name="P26"><text:s/>Код</text:p><text:p text:style-name="P26"><text:s/>Код країни</text:p><text:p text:style-name="P26"><text:s/>Назва</text:p><text:p text:style-name="P26"><text:s/>Населення</text:p><text:p text:style-name="P26"><text:s/>Індентифікатор столиці</text:p><text:p text:style-name="P26"/><draw:enhanced-geometry svg:viewBox="0 0 21600 21600" draw:type="rectangle" draw:enhanced-path="M 0 0 L 21600 0 21600 21600 0 21600 0 0 Z N"/></draw:custom-shape><draw:line text:anchor-type="paragraph" draw:z-index="2" draw:name="Shape2" draw:style-name="gr2" draw:text-style-name="P25" svg:x1="1.5339in" svg:y1="0.7874in" svg:x2="4.815in" svg:y2="0.7874in"><text:p/></draw:line><draw:frame text:anchor-type="paragraph" draw:z-index="3" draw:name="Shape3" draw:style-name="gr1" draw:text-style-name="P24" svg:width="1.365in" svg:height="0.228in" svg:x="2.9925in" svg:y="0.4646in"><draw:text-box><text:p>1:N</text:p></draw:text-box></draw:frame><text:s text:c="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16:03:33.188211041</meta:creation-date>
    <dc:date>2020-04-09T16:39:34.143883250</dc:date>
    <meta:editing-duration>PT12M1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8" meta:paragraph-count="19" meta:word-count="991" meta:character-count="11408" meta:non-whitespace-character-count="7957"/>
  </office:meta>
</office:document-meta>
</file>